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officeooo:rsid="00189e8b" officeooo:paragraph-rsid="0004ded3" style:font-size-asian="16pt" style:font-size-complex="16pt"/>
    </style:style>
    <style:style style:name="T1" style:family="text">
      <style:text-properties officeooo:rsid="00061452"/>
    </style:style>
    <style:style style:name="T2" style:family="text">
      <style:text-properties style:text-position="super 58%" officeooo:rsid="00061452"/>
    </style:style>
    <style:style style:name="T3" style:family="text">
      <style:text-properties style:text-position="super 58%" officeooo:rsid="00077138"/>
    </style:style>
    <style:style style:name="T4" style:family="text">
      <style:text-properties officeooo:rsid="000919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8177457603908420" text:style-name="L1">
        <text:list-item>
          <text:p text:style-name="P1">Write a program to implement <text:span text:style-name="T1">2</text:span><text:span text:style-name="T2">nd</text:span><text:span text:style-name="T1"> </text:span><text:s/>attempt of Dekker's algorithm to solve critical section problem.</text:p>
        </text:list-item>
        <text:list-item>
          <text:p text:style-name="P1">Write a program to implement <text:span text:style-name="T4">3</text:span><text:span text:style-name="T3">rd</text:span><text:span text:style-name="T1"> </text:span><text:s/>attempt of Dekker's algorithm to solve critical section problem.</text:p>
        </text:list-item>
        <text:list-item>
          <text:p text:style-name="P1">Write a program to implement Dekker's algorithm for mutual <text:span text:style-name="T1">exclusion</text:span>.</text:p>
        </text:list-item>
        <text:list-item>
          <text:p text:style-name="P1">Write a program to implement critical section problem with test and set lock solu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00:26:01.838876812</meta:creation-date>
    <dc:date>2016-08-22T11:20:44.259017764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58" meta:character-count="359" meta:non-whitespace-character-count="307"/>
  </office:meta>
</office:document-meta>
</file>